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5f6" officeooo:paragraph-rsid="001765f6"/>
    </style:style>
    <style:style style:name="P2" style:family="paragraph" style:parent-style-name="Standard" style:list-style-name="L1">
      <style:text-properties officeooo:rsid="001765f6" officeooo:paragraph-rsid="001765f6"/>
    </style:style>
    <style:style style:name="P3" style:family="paragraph" style:parent-style-name="Standard">
      <style:text-properties officeooo:rsid="00177ab9" officeooo:paragraph-rsid="00177ab9"/>
    </style:style>
    <style:style style:name="P4" style:family="paragraph" style:parent-style-name="Standard" style:list-style-name="L4">
      <style:text-properties officeooo:rsid="00177ab9" officeooo:paragraph-rsid="00177ab9"/>
    </style:style>
    <style:style style:name="P5" style:family="paragraph" style:parent-style-name="Standard">
      <style:text-properties officeooo:rsid="001815fe" officeooo:paragraph-rsid="001815fe"/>
    </style:style>
    <style:style style:name="P6" style:family="paragraph" style:parent-style-name="Standard" style:list-style-name="L5">
      <style:text-properties officeooo:rsid="001815fe" officeooo:paragraph-rsid="001815fe"/>
    </style:style>
    <style:style style:name="P7" style:family="paragraph" style:parent-style-name="Standard" style:list-style-name="L6">
      <style:text-properties officeooo:rsid="001815fe" officeooo:paragraph-rsid="001815fe"/>
    </style:style>
    <style:style style:name="P8" style:family="paragraph" style:parent-style-name="Standard" style:list-style-name="L5">
      <style:text-properties officeooo:paragraph-rsid="001815fe"/>
    </style:style>
    <style:style style:name="P9" style:family="paragraph" style:parent-style-name="Standard" style:list-style-name="L6">
      <style:text-properties officeooo:paragraph-rsid="00198548"/>
    </style:style>
    <style:style style:name="P10" style:family="paragraph" style:parent-style-name="Standard" style:list-style-name="L6">
      <style:text-properties officeooo:paragraph-rsid="001d5820"/>
    </style:style>
    <style:style style:name="P11" style:family="paragraph" style:parent-style-name="Standard" style:list-style-name="L6">
      <style:text-properties officeooo:rsid="001888cc" officeooo:paragraph-rsid="001888cc"/>
    </style:style>
    <style:style style:name="P12" style:family="paragraph" style:parent-style-name="Standard" style:list-style-name="L9">
      <style:text-properties officeooo:rsid="001ff4bc" officeooo:paragraph-rsid="001ff4bc"/>
    </style:style>
    <style:style style:name="P13" style:family="paragraph" style:parent-style-name="Standard" style:list-style-name="L9">
      <style:text-properties officeooo:rsid="0021ed94" officeooo:paragraph-rsid="0021ed94"/>
    </style:style>
    <style:style style:name="P14" style:family="paragraph" style:parent-style-name="Standard" style:list-style-name="L10">
      <style:text-properties officeooo:rsid="002303c3" officeooo:paragraph-rsid="002303c3"/>
    </style:style>
    <style:style style:name="T1" style:family="text">
      <style:text-properties officeooo:rsid="001815fe"/>
    </style:style>
    <style:style style:name="T2" style:family="text">
      <style:text-properties officeooo:rsid="00198548"/>
    </style:style>
    <style:style style:name="T3" style:family="text">
      <style:text-properties officeooo:rsid="0019dac1"/>
    </style:style>
    <style:style style:name="T4" style:family="text">
      <style:text-properties officeooo:rsid="001b7e56"/>
    </style:style>
    <style:style style:name="T5" style:family="text">
      <style:text-properties officeooo:rsid="001d5820"/>
    </style:style>
    <style:style style:name="T6" style:family="text">
      <style:text-properties officeooo:rsid="0021ed94"/>
    </style:style>
    <style:style style:name="T7" style:family="text">
      <style:text-properties officeooo:rsid="00235ca4"/>
    </style:style>
    <style:style style:name="T8" style:family="text">
      <style:text-properties officeooo:rsid="002435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ting started with tidyverse</text:p>
      <text:p text:style-name="P1"/>
      <text:p text:style-name="P1">The tidyverse is two things simultaneously:</text:p>
      <text:list xml:id="list726810420" text:style-name="L1">
        <text:list-item>
          <text:p text:style-name="P2">A collection of R packages.</text:p>
        </text:list-item>
        <text:list-item>
          <text:p text:style-name="P2">An approach to how to do data science with R language.</text:p>
        </text:list-item>
      </text:list>
      <text:p text:style-name="P1"/>
      <text:p text:style-name="P3">What is the R language?</text:p>
      <text:list xml:id="list4215043701" text:style-name="L4">
        <text:list-item>
          <text:p text:style-name="P4">An extremely popular scripting language.</text:p>
        </text:list-item>
        <text:list-item>
          <text:p text:style-name="P4">Primarily used for data analysis, modeling and visualisation.</text:p>
        </text:list-item>
        <text:list-item>
          <text:p text:style-name="P4">R is a language, not a software.</text:p>
        </text:list-item>
      </text:list>
      <text:p text:style-name="P3"/>
      <text:p text:style-name="P5">Strengths of the tidyverse :</text:p>
      <text:list xml:id="list716358837" text:style-name="L5">
        <text:list-item>
          <text:p text:style-name="P8"><text:span text:style-name="T1">Data import : </text:span></text:p>
        </text:list-item>
      </text:list>
      <text:list xml:id="list718024175" text:style-name="L6">
        <text:list-item>
          <text:p text:style-name="P7">readr completely overhauls the process for importing rectangular data (.csv, .tsv, etc.)</text:p>
        </text:list-item>
        <text:list-item>
          <text:p text:style-name="P7">Significantly faster than base R</text:p>
        </text:list-item>
        <text:list-item>
          <text:p text:style-name="P7">More intelligent (imports dates as dates, and numbers as numbers)</text:p>
        </text:list-item>
        <text:list-item>
          <text:p text:style-name="P11">Never converts strings to factors</text:p>
        </text:list-item>
        <text:list-item>
          <text:p text:style-name="P9"><text:span text:style-name="T2">readxl makes importing data from .xls and .xlsx as simple as working with .csv files</text:span></text:p>
        </text:list-item>
        <text:list-item>
          <text:p text:style-name="P10"><text:span text:style-name="T3">haven allows data to be imported </text:span><text:span text:style-name="T4">from SAS, SPSS, and </text:span><text:span text:style-name="T5">Stata</text:span></text:p>
        </text:list-item>
      </text:list>
      <text:list xml:id="list124253514308550" text:continue-list="list716358837" text:style-name="L5">
        <text:list-item>
          <text:p text:style-name="P6">Data wrangling:</text:p>
        </text:list-item>
      </text:list>
      <text:list xml:id="list1162443648" text:style-name="L9">
        <text:list-item>
          <text:p text:style-name="P12">The tidyverse utilizes pipes(%&gt;%) to provide a logical framework for chaining together common data wrangling <text:span text:style-name="T6">tasks.</text:span></text:p>
        </text:list-item>
        <text:list-item>
          <text:p text:style-name="P13">The tidyr library provides tools for reshaping and transforming data ready to be manipulated in the tidyverse.</text:p>
        </text:list-item>
        <text:list-item>
          <text:p text:style-name="P13">Dplyr is the workhorse for subsetting, filtering, summarizing and generally wrangling your data</text:p>
        </text:list-item>
      </text:list>
      <text:list xml:id="list124254211411513" text:continue-list="list124253514308550" text:style-name="L5">
        <text:list-item>
          <text:p text:style-name="P6">Data visualiztion:</text:p>
        </text:list-item>
      </text:list>
      <text:list xml:id="list3919123413" text:style-name="L10">
        <text:list-item>
          <text:p text:style-name="P14">ggplot2 is a powerful, consistent grammer of gr<text:span text:style-name="T7">aphics, allowing complex static charts </text:span><text:span text:style-name="T8">to be built easily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0:01:16.977363237</meta:creation-date>
    <dc:date>2020-07-12T12:12:32.080974835</dc:date>
    <meta:editing-duration>PT45M10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1" meta:paragraph-count="22" meta:word-count="201" meta:character-count="1190" meta:non-whitespace-character-count="1028"/>
  </office:meta>
</office:document-meta>
</file>